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solid" draw:fill-color="#ff3366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b80047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4700b8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fill="none" draw:fill-color="#4700b8" draw:textarea-vertical-align="middle" draw:auto-grow-height="false" fo:min-height="0.749cm" fo:min-width="0.499cm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679cm" fo:min-width="0.197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1.074cm" fo:min-width="0.197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marker-start-width="0.2cm" draw:marker-end-width="0.2cm" draw:fill="none" draw:fill-color="#ffffff" draw:textarea-horizontal-align="left" draw:auto-grow-height="true" draw:auto-grow-width="true" fo:min-height="0.679cm" fo:min-width="0.197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draw:fill="none" draw:fill-color="#4700b8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5cm" draw:marker-start-width="0.245cm" draw:marker-end-width="0.245cm" draw:fill="none" draw:fill-color="#4700b8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cm" draw:marker-start-width="0.245cm" draw:marker-end-width="0.245cm" draw:fill="none" draw:fill-color="#4700b8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399cm" fo:min-width="1.534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9cm" fo:min-width="0.781cm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9cm" fo:min-width="0.828cm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false" fo:min-height="0.614cm" fo:min-width="0cm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9cm" fo:min-width="3.232cm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000000" draw:fill="solid" draw:fill-color="#000000" draw:textarea-horizontal-align="justify" draw:textarea-vertical-align="middle" draw:auto-grow-height="false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9" style:family="graphic" style:parent-style-name="standard">
      <style:graphic-properties svg:stroke-width="0.02cm" svg:stroke-color="#000000" draw:marker-start-width="0.23cm" draw:marker-end-width="0.23cm" draw:fill="solid" draw:fill-color="#cccccc" draw:textarea-horizontal-align="justify" draw:textarea-vertical-align="middle" draw:auto-grow-height="false" fo:padding-top="0.135cm" fo:padding-bottom="0.135cm" fo:padding-left="0.26cm" fo:padding-right="0.26cm"/>
    </style:style>
    <style:style style:name="gr20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false" fo:min-height="0.679cm" fo:min-width="0cm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399cm" fo:min-width="8.088cm" fo:padding-top="0.135cm" fo:padding-bottom="0.135cm" fo:padding-left="0.26cm" fo:padding-right="0.26cm"/>
    </style:style>
    <style:style style:name="gr22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399cm" fo:min-width="5.002cm" fo:padding-top="0.135cm" fo:padding-bottom="0.135cm" fo:padding-left="0.26cm" fo:padding-right="0.26cm"/>
    </style:style>
    <style:style style:name="gr23" style:family="graphic" style:parent-style-name="objectwithoutfill">
      <style:graphic-properties svg:stroke-width="0.04cm" draw:marker-start-width="0.23cm" draw:marker-end-width="0.23cm" draw:fill="none" draw:fill-color="#4700b8" draw:textarea-vertical-align="middle" fo:padding-top="0.145cm" fo:padding-bottom="0.145cm" fo:padding-left="0.27cm" fo:padding-right="0.27cm"/>
    </style:style>
    <style:style style:name="gr24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479cm" fo:min-width="0.307cm" fo:padding-top="0.135cm" fo:padding-bottom="0.135cm" fo:padding-left="0.26cm" fo:padding-right="0.26cm"/>
    </style:style>
    <style:style style:name="gr25" style:family="graphic" style:parent-style-name="standard">
      <style:graphic-properties svg:stroke-width="0.02cm" svg:stroke-color="#000000" draw:marker-start-width="0.23cm" draw:marker-end-width="0.23cm" draw:fill="solid" draw:fill-color="#ff3366" draw:textarea-horizontal-align="justify" draw:textarea-vertical-align="middle" draw:auto-grow-height="false" fo:min-height="0.13cm" fo:min-width="7.08cm" fo:padding-top="0.135cm" fo:padding-bottom="0.135cm" fo:padding-left="0.26cm" fo:padding-right="0.26cm"/>
    </style:style>
    <style:style style:name="gr26" style:family="graphic" style:parent-style-name="standard">
      <style:graphic-properties svg:stroke-width="0.02cm" svg:stroke-color="#000000" draw:marker-start-width="0.23cm" draw:marker-end-width="0.23cm" draw:fill="solid" draw:fill-color="#b80047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27" style:family="graphic" style:parent-style-name="standard">
      <style:graphic-properties svg:stroke-width="0.02cm" svg:stroke-color="#000000" draw:fill="none" draw:fill-color="#4700b8" draw:textarea-vertical-align="middle" draw:auto-grow-height="false" fo:min-height="0cm" fo:min-width="0cm" fo:padding-top="0.135cm" fo:padding-bottom="0.135cm" fo:padding-left="0.26cm" fo:padding-right="0.26cm"/>
    </style:style>
    <style:style style:name="gr28" style:family="graphic" style:parent-style-name="standard">
      <style:graphic-properties svg:stroke-width="0.02cm" svg:stroke-color="#000000" draw:fill="none" draw:fill-color="#4700b8" draw:textarea-vertical-align="middle" draw:auto-grow-height="false" fo:min-height="7.161cm" fo:min-width="0cm" fo:padding-top="0.135cm" fo:padding-bottom="0.135cm" fo:padding-left="0.26cm" fo:padding-right="0.26cm"/>
    </style:style>
    <style:style style:name="gr29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svg:stroke-width="0.02cm" svg:stroke-color="#000000" draw:marker-start-width="0.23cm" draw:marker-end-width="0.23cm" draw:fill="solid" draw:fill-color="#729fcf" draw:textarea-horizontal-align="justify" draw:textarea-vertical-align="middle" draw:auto-grow-height="false" fo:min-height="0.13cm" fo:min-width="0.48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cm" svg:height="0.4cm" svg:x="10.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0.4cm" svg:x="2.5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cm" svg:height="0.4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controls" svg:width="0.2cm" svg:height="0.4cm" svg:x="11.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4cm" svg:x="4.6cm" svg:y="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4cm" svg:x="4.6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4cm" svg:x="4.8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4cm" svg:x="5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4cm" svg:x="5.2cm" svg:y="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cm" svg:height="7.6cm" draw:transform="rotate (1.5707963267949) translate (2.5cm 3.4cm)">
          <text:p/>
          <draw:enhanced-geometry svg:viewBox="0 0 21600 21600" draw:glue-points="21600 0 0 10800 21600 21600" draw:text-areas="6350 ?f3 21600 ?f4" draw:type="left-bracket" draw:modifiers="483.09432969346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" draw:text-style-name="P2" draw:layer="layout" svg:width="0.717cm" svg:height="0.949cm" svg:x="5.8cm" svg:y="3.3cm">
          <draw:text-box>
            <text:p><text:span text:style-name="T1">a</text:span></text:p>
          </draw:text-box>
        </draw:frame>
        <draw:frame draw:style-name="gr6" draw:text-style-name="P2" draw:layer="layout" svg:width="0.717cm" svg:height="0.949cm" svg:x="13.401cm" svg:y="3.295cm">
          <draw:text-box>
            <text:p><text:span text:style-name="T1">a</text:span></text:p>
          </draw:text-box>
        </draw:frame>
        <draw:custom-shape draw:style-name="gr5" draw:text-style-name="P1" draw:layer="layout" svg:width="0.205cm" svg:height="8.001cm" draw:transform="rotate (-1.5707963267949) translate (10.5cm 0.7cm)">
          <text:p/>
          <draw:enhanced-geometry svg:viewBox="0 0 21600 21600" draw:glue-points="21600 0 0 10800 21600 21600" draw:text-areas="6350 ?f3 21600 ?f4" draw:type="left-bracket" draw:modifiers="558.76030992251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" draw:text-style-name="P4" draw:layer="layout" svg:width="0.717cm" svg:height="1.344cm" svg:x="5.801cm" svg:y="0.1cm">
          <draw:text-box>
            <text:p text:style-name="P3"><text:span text:style-name="T1">a</text:span></text:p>
          </draw:text-box>
        </draw:frame>
        <draw:custom-shape draw:style-name="gr5" draw:text-style-name="P1" draw:layer="layout" svg:width="0.2cm" svg:height="0.2cm" draw:transform="rotate (-1.5707963267949) translate (4.8cm 2.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layout" svg:width="0.2cm" svg:height="0.2cm" draw:transform="rotate (1.5707963267949) translate (4.6cm 1.99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layout" svg:width="0.2cm" svg:height="0.2cm" draw:transform="rotate (1.5707963267949) translate (4.801cm 1.99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layout" svg:width="0.2cm" svg:height="0.2cm" draw:transform="rotate (1.5707963267949) translate (5.002cm 1.99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layout" svg:width="0.2cm" svg:height="0.2cm" draw:transform="rotate (1.5707963267949) translate (5.203cm 1.99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" draw:text-style-name="P2" draw:layer="layout" svg:width="0.717cm" svg:height="0.949cm" svg:x="4cm" svg:y="1.751cm">
          <draw:text-box>
            <text:p><text:span text:style-name="T1">b</text:span></text:p>
          </draw:text-box>
        </draw:frame>
        <draw:line draw:style-name="gr9" draw:text-style-name="P1" draw:layer="layout" svg:x1="2.5cm" svg:y1="1.5cm" svg:x2="1.5cm" svg:y2="1.5cm">
          <text:p/>
        </draw:line>
        <draw:line draw:style-name="gr10" draw:text-style-name="P1" draw:layer="layout" svg:x1="1.5cm" svg:y1="1.5cm" svg:x2="9.4cm" svg:y2="1.5cm">
          <text:p/>
        </draw:line>
        <draw:line draw:style-name="gr11" draw:text-style-name="P1" draw:layer="layout" svg:x1="9.4cm" svg:y1="1.5cm" svg:x2="9cm" svg:y2="2.7cm">
          <text:p/>
        </draw:line>
        <draw:frame draw:style-name="gr12" draw:text-style-name="P2" draw:layer="layout" svg:width="2.054cm" svg:height="0.669cm" svg:x="7.2cm" svg:y="1.731cm">
          <draw:text-box>
            <text:p><text:span text:style-name="T1">crossover</text:span></text:p>
          </draw:text-box>
        </draw:frame>
        <draw:line draw:style-name="gr9" draw:text-style-name="P1" draw:layer="layout" svg:x1="10.5cm" svg:y1="1.5cm" svg:x2="18.9cm" svg:y2="1.5cm">
          <text:p/>
        </draw:line>
        <draw:line draw:style-name="gr9" draw:text-style-name="P1" draw:layer="layout" svg:x1="2.5cm" svg:y1="2.7cm" svg:x2="1.5cm" svg:y2="2.7cm">
          <text:p/>
        </draw:line>
        <draw:frame draw:style-name="gr13" draw:text-style-name="P5" draw:layer="layout" svg:width="1.301cm" svg:height="0.749cm" svg:x="0.2cm" svg:y="0.751cm">
          <draw:text-box>
            <text:p><text:span text:style-name="T2">3D7</text:span></text:p>
          </draw:text-box>
        </draw:frame>
        <draw:frame draw:style-name="gr14" draw:text-style-name="P5" draw:layer="layout" svg:width="1.348cm" svg:height="0.749cm" svg:x="0.201cm" svg:y="1.952cm">
          <draw:text-box>
            <text:p><text:span text:style-name="T2">HB3</text:span></text:p>
          </draw:text-box>
        </draw:frame>
        <draw:custom-shape draw:style-name="gr2" draw:text-style-name="P1" draw:layer="controls" svg:width="8cm" svg:height="0.4cm" svg:x="2.5cm" svg:y="5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0.2cm" svg:height="0.4cm" svg:x="4.6cm" svg:y="5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0.2cm" svg:height="0.4cm" svg:x="4.8cm" svg:y="5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0.2cm" svg:height="0.4cm" svg:x="5cm" svg:y="5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0.2cm" svg:height="0.4cm" svg:x="5.2cm" svg:y="5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0.2cm" svg:height="0.2cm" draw:transform="rotate (1.5707963267949) translate (4.6cm 6.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controls" svg:width="0.2cm" svg:height="0.2cm" draw:transform="rotate (1.5707963267949) translate (4.801cm 6.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controls" svg:width="0.2cm" svg:height="0.2cm" draw:transform="rotate (1.5707963267949) translate (5.002cm 6.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controls" svg:width="0.2cm" svg:height="0.2cm" draw:transform="rotate (1.5707963267949) translate (5.203cm 6.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" draw:text-style-name="P2" draw:layer="controls" svg:width="0.717cm" svg:height="1.344cm" svg:x="5.801cm" svg:y="4.5cm">
          <draw:text-box>
            <text:p><text:span text:style-name="T1">a</text:span></text:p>
          </draw:text-box>
        </draw:frame>
        <draw:custom-shape draw:style-name="gr1" draw:text-style-name="P1" draw:layer="controls" svg:width="7.6cm" svg:height="0.4cm" svg:x="10.5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0.2cm" svg:height="7.6cm" draw:transform="rotate (1.5707963267949) translate (10.101cm 3.4cm)">
          <text:p/>
          <draw:enhanced-geometry svg:viewBox="0 0 21600 21600" draw:glue-points="21600 0 0 10800 21600 21600" draw:text-areas="6350 ?f3 21600 ?f4" draw:type="left-bracket" draw:modifiers="483.09432969346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controls" svg:width="0.205cm" svg:height="8.001cm" draw:transform="rotate (-1.5707963267949) translate (10.5cm 5.1cm)">
          <text:p/>
          <draw:enhanced-geometry svg:viewBox="0 0 21600 21600" draw:glue-points="21600 0 0 10800 21600 21600" draw:text-areas="6350 ?f3 21600 ?f4" draw:type="left-bracket" draw:modifiers="558.76030992251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controls" svg:width="0.205cm" svg:height="7.601cm" draw:transform="rotate (-1.5707963267949) translate (18.1cm 5.1cm)">
          <text:p/>
          <draw:enhanced-geometry svg:viewBox="0 0 21600 21600" draw:glue-points="21600 0 0 10800 21600 21600" draw:text-areas="6350 ?f3 21600 ?f4" draw:type="left-bracket" draw:modifiers="558.76030992251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" draw:text-style-name="P1" draw:layer="controls" svg:width="1cm" svg:height="0.4cm" svg:x="9.5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controls" svg:width="0.2cm" svg:height="0.4cm" svg:x="12.5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0.2cm" svg:height="0.2cm" draw:transform="rotate (1.5707963267949) translate (12.501cm 6.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5" draw:text-style-name="P2" draw:layer="controls" svg:width="0.7cm" svg:height="0.884cm" svg:x="4cm" svg:y="6.2cm">
          <draw:text-box>
            <text:p><text:span text:style-name="T1">b</text:span></text:p>
          </draw:text-box>
        </draw:frame>
        <draw:frame draw:style-name="gr6" draw:text-style-name="P2" draw:layer="controls" svg:width="0.717cm" svg:height="0.949cm" svg:x="11.902cm" svg:y="6.153cm">
          <draw:text-box>
            <text:p><text:span text:style-name="T1">b</text:span></text:p>
          </draw:text-box>
        </draw:frame>
        <draw:line draw:style-name="gr9" draw:text-style-name="P1" draw:layer="controls" svg:x1="2.5cm" svg:y1="5.9cm" svg:x2="1.5cm" svg:y2="5.9cm">
          <text:p/>
        </draw:line>
        <draw:line draw:style-name="gr9" draw:text-style-name="P1" draw:layer="controls" svg:x1="18.1cm" svg:y1="5.9cm" svg:x2="18.9cm" svg:y2="5.9cm">
          <text:p/>
        </draw:line>
        <draw:frame draw:style-name="gr16" draw:text-style-name="P5" draw:layer="controls" svg:width="3.752cm" svg:height="0.749cm" svg:x="0.2cm" svg:y="4.351cm">
          <draw:text-box>
            <text:p><text:span text:style-name="T2">C06 (3D7 x HB3)</text:span></text:p>
          </draw:text-box>
        </draw:frame>
        <draw:custom-shape draw:style-name="gr17" draw:text-style-name="P1" draw:layer="controls" svg:width="0.3cm" svg:height="0.8cm" svg:x="10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controls" svg:width="0.717cm" svg:height="1.344cm" svg:x="13.702cm" svg:y="4.5cm">
          <draw:text-box>
            <text:p><text:span text:style-name="T1">a</text:span></text:p>
          </draw:text-box>
        </draw:frame>
        <draw:line draw:style-name="gr9" draw:text-style-name="P1" draw:layer="controls" svg:x1="1.5cm" svg:y1="13cm" svg:x2="18.9cm" svg:y2="13cm">
          <text:p/>
        </draw:line>
        <draw:custom-shape draw:style-name="gr18" draw:text-style-name="P1" draw:layer="controls" svg:width="7.6cm" svg:height="0.4cm" svg:x="2.5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0.2cm" svg:height="7.6cm" draw:transform="rotate (1.5707963267949) translate (2.501cm 13.895cm)">
          <text:p/>
          <draw:enhanced-geometry svg:viewBox="0 0 21600 21600" draw:glue-points="21600 0 0 10800 21600 21600" draw:text-areas="6350 ?f3 21600 ?f4" draw:type="left-bracket" draw:modifiers="483.09432969346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" draw:text-style-name="P2" draw:layer="controls" svg:width="0.717cm" svg:height="0.949cm" svg:x="5.801cm" svg:y="13.295cm">
          <draw:text-box>
            <text:p><text:span text:style-name="T1">a</text:span></text:p>
          </draw:text-box>
        </draw:frame>
        <draw:custom-shape draw:style-name="gr19" draw:text-style-name="P1" draw:layer="controls" svg:width="0.2cm" svg:height="0.4cm" svg:x="4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0.2cm" svg:height="0.2cm" draw:transform="rotate (1.5707963267949) translate (4.601cm 13.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0" draw:text-style-name="P2" draw:layer="controls" svg:width="0.5cm" svg:height="0.949cm" svg:x="4.1cm" svg:y="13.236cm">
          <draw:text-box>
            <text:p><text:span text:style-name="T1">b</text:span></text:p>
          </draw:text-box>
        </draw:frame>
        <draw:custom-shape draw:style-name="gr1" draw:text-style-name="P1" draw:layer="controls" svg:width="7.6cm" svg:height="0.4cm" svg:x="2.5cm" svg:y="1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controls" svg:width="0.2cm" svg:height="0.4cm" svg:x="4.6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7.6cm" svg:height="0.4cm" svg:x="2.5cm" svg:y="11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controls" svg:width="0.2cm" svg:height="0.4cm" svg:x="4.6cm" svg:y="11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0.2cm" svg:height="0.4cm" svg:x="4.6cm" svg:y="11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0.2cm" svg:height="0.4cm" svg:x="4.6cm" svg:y="10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0.2cm" svg:height="0.4cm" svg:x="4.6cm" svg:y="10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controls" svg:width="1cm" svg:height="0.4cm" svg:x="9.1cm" svg:y="11.7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controls" svg:width="8.845cm" svg:height="0.669cm" svg:x="10.301cm" svg:y="12.952cm">
          <draw:text-box>
            <text:p><text:span text:style-name="T3">3D7 (version 3) reference sequence, chromosome 12</text:span></text:p>
          </draw:text-box>
        </draw:frame>
        <draw:frame draw:style-name="gr16" draw:text-style-name="P5" draw:layer="controls" svg:width="3.752cm" svg:height="0.749cm" svg:x="0.201cm" svg:y="10.852cm">
          <draw:text-box>
            <text:p><text:span text:style-name="T2">C06 (3D7 x HB3)</text:span></text:p>
          </draw:text-box>
        </draw:frame>
        <draw:custom-shape draw:style-name="gr5" draw:text-style-name="P1" draw:layer="controls" svg:width="0.2cm" svg:height="7.6cm" draw:transform="rotate (1.5707963267949) translate (2.501cm 13.895cm)">
          <text:p/>
          <draw:enhanced-geometry svg:viewBox="0 0 21600 21600" draw:glue-points="21600 0 0 10800 21600 21600" draw:text-areas="6350 ?f3 21600 ?f4" draw:type="left-bracket" draw:modifiers="483.09432969346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controls" svg:width="0.205cm" svg:height="6.602cm" draw:transform="rotate (-1.5707963267949) translate (9.1cm 10.101cm)">
          <text:p/>
          <draw:enhanced-geometry svg:viewBox="0 0 21600 21600" draw:glue-points="21600 0 0 10800 21600 21600" draw:text-areas="6350 ?f3 21600 ?f4" draw:type="left-bracket" draw:modifiers="558.76030992251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2" draw:text-style-name="P2" draw:layer="controls" svg:width="5.522cm" svg:height="0.669cm" svg:x="3cm" svg:y="9.5cm">
          <draw:text-box>
            <text:p><text:span text:style-name="T1">region of pseudo-heterozygosity</text:span></text:p>
          </draw:text-box>
        </draw:frame>
        <draw:line draw:style-name="gr23" draw:text-style-name="P1" draw:layer="controls" svg:x1="0cm" svg:y1="9.1cm" svg:x2="19.5cm" svg:y2="9.1cm">
          <text:p/>
        </draw:line>
        <draw:frame draw:style-name="gr24" draw:text-style-name="P7" draw:layer="controls" svg:width="0.827cm" svg:height="0.749cm" svg:x="18.4cm" svg:y="0.2cm">
          <draw:text-box>
            <text:p><text:span text:style-name="T4">A</text:span></text:p>
          </draw:text-box>
        </draw:frame>
        <draw:frame draw:style-name="gr24" draw:text-style-name="P7" draw:layer="controls" svg:width="0.827cm" svg:height="0.749cm" svg:x="18.401cm" svg:y="9.201cm">
          <draw:text-box>
            <text:p><text:span text:style-name="T4">B</text:span></text:p>
          </draw:text-box>
        </draw:frame>
        <draw:line draw:style-name="gr10" draw:text-style-name="P1" draw:layer="controls" svg:x1="9cm" svg:y1="2.7cm" svg:x2="18.9cm" svg:y2="2.7cm">
          <text:p/>
        </draw:line>
        <draw:custom-shape draw:style-name="gr5" draw:text-style-name="P1" draw:layer="controls" svg:width="0.2cm" svg:height="0.2cm" draw:transform="rotate (-1.5707963267949) translate (12.1cm 2.20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" draw:text-style-name="P2" draw:layer="controls" svg:width="0.717cm" svg:height="0.949cm" svg:x="11.3cm" svg:y="1.751cm">
          <draw:text-box>
            <text:p><text:span text:style-name="T1">b</text:span></text:p>
          </draw:text-box>
        </draw:frame>
        <draw:custom-shape draw:style-name="gr25" draw:text-style-name="P1" draw:layer="layout" svg:width="7.6cm" svg:height="0.4cm" svg:x="2.5cm" svg:y="7.00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5cm" svg:y1="7.206cm" svg:x2="1.5cm" svg:y2="7.206cm">
          <text:p/>
        </draw:line>
        <draw:custom-shape draw:style-name="gr26" draw:text-style-name="P1" draw:layer="layout" svg:width="0.2cm" svg:height="0.4cm" svg:x="4.6cm" svg:y="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2cm" svg:height="0.2cm" draw:transform="rotate (-1.5707963267949) translate (4.8cm 6.70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8" draw:text-style-name="P1" draw:layer="layout" svg:width="0.2cm" svg:height="7.6cm" draw:transform="rotate (1.5707963267949) translate (2.5cm 7.895cm)">
          <text:p/>
          <draw:enhanced-geometry svg:viewBox="0 0 21600 21600" draw:glue-points="21600 0 0 10800 21600 21600" draw:text-areas="6350 ?f3 21600 ?f4" draw:type="left-bracket" draw:modifiers="483.09432969346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" draw:text-style-name="P2" draw:layer="layout" svg:width="0.717cm" svg:height="0.949cm" svg:x="8.283cm" svg:y="7.851cm">
          <draw:text-box>
            <text:p><text:span text:style-name="T1">a</text:span></text:p>
          </draw:text-box>
        </draw:frame>
        <draw:line draw:style-name="gr29" draw:text-style-name="P1" draw:layer="layout" svg:x1="10.1cm" svg:y1="7.2cm" svg:x2="18.9cm" svg:y2="7.2cm">
          <text:p/>
        </draw:line>
        <draw:custom-shape draw:style-name="gr30" draw:text-style-name="P1" draw:layer="layout" svg:width="1cm" svg:height="0.4cm" svg:x="9.1cm" svg:y="7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7.346cm" svg:height="0.749cm" svg:x="0.2cm" svg:y="7.952cm">
          <draw:text-box>
            <text:p><text:span text:style-name="T2">other meiotic product (not observed)</text:span></text:p>
          </draw:text-box>
        </draw:frame>
        <draw:line draw:style-name="gr9" draw:text-style-name="P1" draw:layer="layout" svg:x1="1.5cm" svg:y1="12.3cm" svg:x2="18.9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1T09:38:25.305890904</meta:creation-date>
    <dc:date>2014-12-12T10:50:29.353753124</dc:date>
    <meta:editing-duration>PT26M38S</meta:editing-duration>
    <meta:editing-cycles>7</meta:editing-cycles>
    <meta:generator>LibreOffice/4.3.3.2$Linux_X86_64 LibreOffice_project/430m0$Build-2</meta:generator>
    <dc:creator>Alistair Miles</dc:creator>
    <meta:document-statistic meta:object-count="88"/>
  </office:meta>
</office:document-meta>
</file>